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center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Dashboard link</text:span></text:p>
      <text:p text:style-name="P3"><text:a xlink:href="https://public.tableau.com/views/Dashboard-1_16970406358240/Dashboard1?:language=en-US&amp;publish=yes&amp;:display_count=n&amp;:origin=viz_share_link"><text:span text:style-name="T3">https://public.tableau.com/views/Dashboard-1_16970406358240/Dashboard1?:language=en-US&amp;publish=yes&amp;:display_count=n&amp;:origin=viz_share_link</text:span></text:a><text:span text:style-name="T4"/></text:p>
      <text:p text:style-name="P3"><text:a xlink:href="https://public.tableau.com/views/Dashboard-2_16970408753870/Dashboard2?:language=en-US&amp;publish=yes&amp;:display_count=n&amp;:origin=viz_share_link"><text:span text:style-name="T5">https://public.tableau.com/views/Dashboard-2_16970408753870/Dashboard2?:language=en-US&amp;publish=yes&amp;:display_count=n&amp;:origin=viz_share_link</text:span></text:a><text:span text:style-name="T6"/></text:p>
      <text:p text:style-name="P3"><text:a xlink:href="https://public.tableau.com/views/Dashboard-3_16970410005920/Dashboard3?:language=en-US&amp;publish=yes&amp;:display_count=n&amp;:origin=viz_share_link"><text:span text:style-name="T7">https://public.tableau.com/views/Dashboard-3_16970410005920/Dashboard3?:language=en-US&amp;publish=yes&amp;:display_count=n&amp;:origin=viz_share_link</text:span></text:a><text:span text:style-name="T8"/></text:p>
      <text:p text:style-name="P3"><text:a xlink:href="https://public.tableau.com/views/Dashboard-4_16970410703430/Dashboard4?:language=en-US&amp;publish=yes&amp;:display_count=n&amp;:origin=viz_share_link"><text:span text:style-name="T9">https://public.tableau.com/views/Dashboard-4_16970410703430/Dashboard4?:language=en-US&amp;publish=yes&amp;:display_count=n&amp;:origin=viz_share_link</text:span></text:a><text:span text:style-name="T10"/></text:p>
      <text:p text:style-name="P3"><text:a xlink:href="https://public.tableau.com/views/Dashboard-5_16970411711890/Dashboard5?:language=en-US&amp;publish=yes&amp;:display_count=n&amp;:origin=viz_share_link"><text:span text:style-name="T11">https://public.tableau.com/views/Dashboard-5_16970411711890/Dashboard5?:language=en-US&amp;publish=yes&amp;:display_count=n&amp;:origin=viz_share_link</text:span></text:a><text:span text:style-name="T12"/></text:p>
      <text:p text:style-name="P3"><text:span text:style-name="T12"/></text:p>
      <text:p text:style-name="P4"><text:span text:style-name="T13">Story link</text:span></text:p>
      <text:p text:style-name="P5"><text:a xlink:href="https://public.tableau.com/views/Story-1_16970413111750/Story1?:language=en-US&amp;publish=yes&amp;:display_count=n&amp;:origin=viz_share_link"><text:span text:style-name="T14">https://public.tableau.com/views/Story-1_16970413111750/Story1?:language=en-US&amp;publish=yes&amp;:display_count=n&amp;:origin=viz_share_link</text:span></text:a><text:span text:style-name="T15"/></text:p>
      <text:p text:style-name="P5"><text:a xlink:href="https://public.tableau.com/views/Story-2_16970413944630/Story2?:language=en-US&amp;publish=yes&amp;:display_count=n&amp;:origin=viz_share_link"><text:span text:style-name="T16">https://public.tableau.com/views/Story-2_16970413944630/Story2?:language=en-US&amp;publish=yes&amp;:display_count=n&amp;:origin=viz_share_link</text:span></text:a><text:span text:style-name="T17"/></text:p>
      <text:p text:style-name="P5"><text:a xlink:href="https://public.tableau.com/views/Story-3_16970414742640/Story3?:language=en-US&amp;publish=yes&amp;:display_count=n&amp;:origin=viz_share_link"><text:span text:style-name="T18">https://public.tableau.com/views/Story-3_16970414742640/Story3?:language=en-US&amp;publish=yes&amp;:display_count=n&amp;:origin=viz_share_link</text:span></text:a><text:span text:style-name="T19"/></text:p>
      <text:p text:style-name="P5"><text:a xlink:href="https://public.tableau.com/views/Story-4/Story4?:language=en-US&amp;publish=yes&amp;:display_count=n&amp;:origin=viz_share_link"><text:span text:style-name="T20">https://public.tableau.com/views/Story-4/Story4?:language=en-US&amp;publish=yes&amp;:display_count=n&amp;:origin=viz_share_link</text:span></text:a><text:span text:style-name="T21"/></text:p>
      <text:p text:style-name="P5"><text:a xlink:href="https://public.tableau.com/views/Story-5/Story5?:language=en-US&amp;publish=yes&amp;:display_count=n&amp;:origin=viz_share_link"><text:span text:style-name="T22">https://public.tableau.com/views/Story-5/Story5?:language=en-US&amp;publish=yes&amp;:display_count=n&amp;:origin=viz_share_link</text:span></text:a><text:span text:style-name="T23"/></text:p>
      <text:p text:style-name="P5"><text:span text:style-name="T23"/></text:p>
      <text:p text:style-name="P5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